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F000000FBFC4D3F18AC76B676.png" manifest:media-type="image/png"/>
  <manifest:file-entry manifest:full-path="Pictures/10000201000002D900000141BF4EB4E6EF6EC402.png" manifest:media-type="image/png"/>
  <manifest:file-entry manifest:full-path="Pictures/10000201000002E70000017F65891BFF6186A4E6.png" manifest:media-type="image/png"/>
  <manifest:file-entry manifest:full-path="Pictures/100002010000020D000000E79D975445371B9C65.png" manifest:media-type="image/png"/>
  <manifest:file-entry manifest:full-path="Pictures/100002010000015F000000F39ED98F9C6C1007E4.png" manifest:media-type="image/png"/>
  <manifest:file-entry manifest:full-path="Pictures/1000020100000277000001733F4CD027E84F385F.png" manifest:media-type="image/png"/>
  <manifest:file-entry manifest:full-path="Pictures/100002010000025B000000A9B04ED4B53B8D0B3B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2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text-properties style:language-asian="zh" style:country-asian="CN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style:language-asian="zh" style:country-asian="CN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loext:graphic-properties draw:fill-color="#ffffff"/>
    </style:style>
    <style:style style:name="T1" style:family="text">
      <style:text-properties style:language-asian="zh" style:country-asian="C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.601cm" svg:y="6.2cm" presentation:class="title" presentation:user-transformed="true">
          <draw:text-box>
            <text:p>ShellProject</text:p>
          </draw:text-box>
        </draw:frame>
        <draw:frame draw:style-name="gr1" draw:text-style-name="P2" draw:layer="layout" svg:width="9.51cm" svg:height="2.079cm" svg:x="14.4cm" svg:y="12.4cm">
          <draw:text-box>
            <text:p>小组成员：朱思捷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CMakeLists.txt</text:p>
          </draw:text-box>
        </draw:frame>
        <draw:frame draw:style-name="gr3" draw:text-style-name="P4" draw:layer="layout" svg:width="20.714cm" svg:height="5.804cm" svg:x="3.642cm" svg:y="8.1cm" presentation:class="graphic" presentation:user-transformed="true">
          <draw:image xlink:href="Pictures/100002010000025B000000A9B04ED4B53B8D0B3B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1" draw:layer="layout" svg:width="25.199cm" svg:height="2.232cm" svg:x="1.4cm" svg:y="0.607cm" presentation:class="title">
          <draw:text-box>
            <text:p text:style-name="P1"><text:span text:style-name="T1">使用</text:span><text:span text:style-name="T1">cmake</text:span><text:span text:style-name="T1">配置</text:span><text:span text:style-name="T1">Shell</text:span><text:span text:style-name="T1">运行文件</text:span></text:p>
          </draw:text-box>
        </draw:frame>
        <draw:frame draw:style-name="gr3" draw:text-style-name="P4" draw:layer="layout" svg:width="20.714cm" svg:height="12.179cm" svg:x="3.642cm" svg:y="4.913cm" presentation:class="graphic">
          <draw:image xlink:href="Pictures/1000020100000277000001733F4CD027E84F38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Main.cpp</text:p>
          </draw:text-box>
        </draw:frame>
        <draw:frame draw:style-name="gr3" draw:text-style-name="P4" draw:layer="layout" svg:width="17.593cm" svg:height="12.179cm" svg:x="5.202cm" svg:y="4.913cm" presentation:class="graphic">
          <draw:image xlink:href="Pictures/100002010000015F000000F39ED98F9C6C1007E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Shell.h</text:p>
          </draw:text-box>
        </draw:frame>
        <draw:frame draw:style-name="gr3" draw:text-style-name="P4" draw:layer="layout" svg:width="23.627cm" svg:height="12.179cm" svg:x="2.185cm" svg:y="4.913cm" presentation:class="graphic">
          <draw:image xlink:href="Pictures/10000201000002E70000017F65891BFF6186A4E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Shell:ru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un函数是Shell的主循环，显示提示符myshell&gt;，读取用户输入的命令。</text:p>
              </text:list-item>
              <text:list-item>
                <text:p>如果输入的命令是exit，则退出循环，结束Shell。</text:p>
              </text:list-item>
              <text:list-item>
                <text:p>其他命令会被传递给executeCommand函数进行处理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Shell:run</text:p>
          </draw:text-box>
        </draw:frame>
        <draw:frame draw:style-name="gr3" draw:text-style-name="P4" draw:layer="layout" svg:width="25.199cm" svg:height="11.086cm" svg:x="1.399cm" svg:y="5.46cm" presentation:class="graphic">
          <draw:image xlink:href="Pictures/100002010000020D000000E79D975445371B9C6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Shell::parseCommand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seCommand函数解析用户输入的命令。</text:p>
              </text:list-item>
              <text:list-item>
                <text:p>使用istringstream将命令拆分成单词。</text:p>
              </text:list-item>
              <text:list-item>
                <text:p>检查每个单词是否为重定向符号（&lt;, &gt;, &gt;&gt;），并相应地设置inputFile、outputFile或appendFile。</text:p>
              </text:list-item>
              <text:list-item>
                <text:p>其他单词被视为命令和参数，存储在args向量中。</text:p>
              </text:list-item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Shell::parseCommand</text:p>
          </draw:text-box>
        </draw:frame>
        <draw:frame draw:style-name="gr3" draw:text-style-name="P4" draw:layer="layout" svg:width="25.199cm" svg:height="11.095cm" svg:x="1.399cm" svg:y="5.455cm" presentation:class="graphic">
          <draw:image xlink:href="Pictures/10000201000002D900000141BF4EB4E6EF6EC4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Shell::handlePipesAndRedirecti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ndlePipesAndRedirections函数处理命令中的管道和重定向。</text:p>
              </text:list-item>
              <text:list-item>
                <text:p>打开输入文件（如果存在）并将其文件描述符设置为in。</text:p>
              </text:list-item>
              <text:list-item>
                <text:p>使用pipe创建一个管道。</text:p>
              </text:list-item>
              <text:list-item>
                <text:p>使用fork创建一个子进程：</text:p>
              </text:list-item>
              <text:list-item>
                <text:p>在子进程中，使用dup2将输入文件描述符重定向到标准输入（0）。</text:p>
              </text:list-item>
              <text:list-item>
                <text:p>如果有更多命令，则将管道的写端重定向到标准输出（1）。</text:p>
              </text:list-item>
              <text:list-item>
                <text:p>如果没有更多命令，处理输出重定向（覆盖或追加）。</text:p>
              </text:list-item>
              <text:list-item>
                <text:p>关闭不必要的文件描述符，并使用execvp执行命令。</text:p>
              </text:list-item>
              <text:list-item>
                <text:p>在父进程中，等待子进程完成，并设置下一条命令的输入文件描述符为管道的读端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0.201cm" svg:y="0.837cm" presentation:class="title" presentation:user-transformed="true">
          <draw:text-box>
            <text:p>Shell::executeCommand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ecuteCommand函数是Shell处理命令的入口。</text:p>
              </text:list-item>
              <text:list-item>
                <text:p>解析命令，提取命令和参数、输入文件、输出文件和追加文件。</text:p>
              </text:list-item>
              <text:list-item>
                <text:p>如果没有解析出命令，则返回。</text:p>
              </text:list-item>
              <text:list-item>
                <text:p>调用handlePipesAndRedirections函数处理管道和重定向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 text:style-name="P4">Shell::executeCommand</text:p>
          </draw:text-box>
        </draw:frame>
        <draw:frame draw:style-name="gr3" draw:text-style-name="P4" draw:layer="layout" svg:width="25.199cm" svg:height="8.604cm" svg:x="1.399cm" svg:y="6.701cm" presentation:class="graphic">
          <draw:image xlink:href="Pictures/10000201000002DF000000FBFC4D3F18AC76B6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7T17:05:35.148279565</meta:creation-date>
    <meta:editing-duration>PT6M32S</meta:editing-duration>
    <meta:editing-cycles>2</meta:editing-cycles>
    <meta:generator>LibreOffice/6.4.7.2$Linux_X86_64 LibreOffice_project/40$Build-2</meta:generator>
    <dc:title>Blue Curve</dc:title>
    <dc:date>2024-06-17T17:32:39.313447951</dc:date>
    <meta:document-statistic meta:object-count="83"/>
  </office:meta>
</office:document-meta>
</file>